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/>
    </style:style>
    <style:style style:name="P3" style:family="paragraph" style:parent-style-name="Standard" style:list-style-name="WW8Num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 style:master-page-name="Standard">
      <style:paragraph-properties fo:text-align="justify" style:justify-single-word="false" style:page-number="auto"/>
      <style:text-properties fo:font-style="italic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ISTORIA</text:p>
      <text:p text:style-name="P4"/>
      <text:p text:style-name="P1"><text:span text:style-name="T1">Set</text:span> es un juego de cartas especiales. Cada carta, de las 81 de su mazo, es única y contiene una variación de las siguientes cuatro características:</text:p>
      <text:p text:style-name="P1"/>
      <text:list xml:id="list776395962" text:style-name="WW8Num1">
        <text:list-item>
          <text:p text:style-name="P2">Color (verde, rojo o violeta)</text:p>
        </text:list-item>
      </text:list>
      <text:p text:style-name="P1"/>
      <text:list xml:id="list402180458" text:continue-numbering="true" text:style-name="WW8Num1">
        <text:list-item>
          <text:p text:style-name="P2">Símbolo (píldora, virgulilla (~) o diamante)</text:p>
        </text:list-item>
      </text:list>
      <text:p text:style-name="P1"/>
      <text:list xml:id="list341891459" text:continue-numbering="true" text:style-name="WW8Num1">
        <text:list-item>
          <text:p text:style-name="P2">Número (1, 2 o 3)</text:p>
        </text:list-item>
      </text:list>
      <text:p text:style-name="P1"/>
      <text:list xml:id="list1033551672" text:continue-numbering="true" text:style-name="WW8Num1">
        <text:list-item>
          <text:p text:style-name="P2">Relleno (sólido, vacío o rayado)</text:p>
        </text:list-item>
      </text:list>
      <text:p text:style-name="P1"/>
      <text:p text:style-name="P1">El objetivo del juego es encontrar la mayor cantidad de <text:span text:style-name="T1">Set</text:span>s posibles.</text:p>
      <text:p text:style-name="P1"/>
      <text:p text:style-name="P1">Un <text:span text:style-name="T1">Set</text:span> consiste de tres cartas que satisfacen TODAS las siguientes condiciones:</text:p>
      <text:list xml:id="list1192723022" text:style-name="WW8Num2">
        <text:list-item>
          <text:p text:style-name="P3">Todas tienen el mismo color, o las 3 tienen colores diferentes.</text:p>
        </text:list-item>
        <text:list-item>
          <text:p text:style-name="P3">Todas tienen el mismo símbolo, o las 3 tienen símbolos diferentes.</text:p>
        </text:list-item>
        <text:list-item>
          <text:p text:style-name="P3">Todas tienen el mismo número, o las 3 tienen números diferentes.</text:p>
        </text:list-item>
        <text:list-item>
          <text:p text:style-name="P3">Todas tienen el mismo relleno, o las 3 tienen rellenos diferentes.</text:p>
        </text:list-item>
      </text:list>
      <text:p text:style-name="P1"/>
      <text:p text:style-name="P1"/>
      <text:p text:style-name="P1">Al inicio se muestran 12 cartas en la pantalla y el tiempo comienza a correr (tres minutos).</text:p>
      <text:p text:style-name="P1">Al encontrar un set se debe hacer clic en cada carta del mismo.</text:p>
      <text:p text:style-name="P1">Si el <text:span text:style-name="T1">Set</text:span> es correcto se visualizará una animación que lo confirma, <text:span text:style-name="T2">se sumará un punto</text:span> y se añadirán diez segundos más de tiempo; de lo contrario <text:span text:style-name="T2">se restará un punto.</text:span></text:p>
      <text:p text:style-name="P1"/>
      <text:p text:style-name="P1">A medida que se encuentran <text:span text:style-name="T1">Sets </text:span>éstos son retirados de la pantalla y son reemplazados por nuevas cartas.</text:p>
      <text:p text:style-name="P1"/>
      <text:p text:style-name="P1">Si no se encuentra ningún <text:span text:style-name="T1">Set </text:span>pueden agregarse cartas haciendo click en "repartir más cartas" y se le agregarán 3 cartas más... pero ¡cuidado! Por cada clic <text:span text:style-name="T2">se resta un punto</text:span>. </text:p>
      <text:p text:style-name="P1"/>
      <text:p text:style-name="P1">El Juego termina cuando el tiempo se agota, o cuando el contador de puntos llega a -5.</text:p>
      <text:p text:style-name="P1"/>
      <text:p text:style-name="P1"/>
      <text:p text:style-name="P5">Regla de oro: "si dos cartas son... y una no es... entonces NO ES SE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 is a real-time card game designed by Marsha Falco in 1974 and published by Set Enterprises in 1991</dc:title>
    <meta:initial-creator>Cyn</meta:initial-creator>
    <meta:creation-date>2009-12-22T15:52:00</meta:creation-date>
    <dc:creator>Cyn</dc:creator>
    <dc:date>2009-12-22T16:15:00</dc:date>
    <meta:editing-cycles>4</meta:editing-cycles>
    <meta:editing-duration>PT3M</meta:editing-duration>
    <meta:document-statistic meta:table-count="0" meta:image-count="0" meta:object-count="0" meta:page-count="1" meta:paragraph-count="19" meta:word-count="266" meta:character-count="1450" meta:non-whitespace-character-count="1210"/>
    <meta:generator>LibreOffice/3.5$Linux_X86_64 LibreOffice_project/350m1$Build-2</meta:generator>
    <meta:user-defined meta:name="Información 1"/>
    <meta:user-defined meta:name="Información 2"/>
    <meta:user-defined meta:name="Información 3"/>
    <meta:user-defined meta:name="Información 4"/>
  </office:meta>
</office:document-meta>
</file>